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6">
      <style:paragraph-properties fo:margin-top="0in" fo:margin-bottom="0in" loext:contextual-spacing="false"/>
    </style:style>
    <style:style style:name="P19" style:family="paragraph" style:parent-style-name="Text_20_body" style:list-style-name="L7">
      <style:paragraph-properties fo:margin-top="0in" fo:margin-bottom="0in" loext:contextual-spacing="false"/>
    </style:style>
    <style:style style:name="P20" style:family="paragraph" style:parent-style-name="Text_20_body" style:list-style-name="L8">
      <style:paragraph-properties fo:margin-top="0in" fo:margin-bottom="0in" loext:contextual-spacing="false"/>
    </style:style>
    <style:style style:name="P21" style:family="paragraph" style:parent-style-name="Text_20_body" style:list-style-name="L9">
      <style:paragraph-properties fo:margin-top="0in" fo:margin-bottom="0in" loext:contextual-spacing="false"/>
    </style:style>
    <style:style style:name="P22" style:family="paragraph" style:parent-style-name="Text_20_body" style:list-style-name="L10">
      <style:paragraph-properties fo:margin-top="0in" fo:margin-bottom="0in" loext:contextual-spacing="false"/>
    </style:style>
    <style:style style:name="P23" style:family="paragraph" style:parent-style-name="Text_20_body" style:list-style-name="L1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line-break/></text:p>
      <text:h text:style-name="Heading_20_3" text:outline-level="3">1. <text:span text:style-name="Strong_20_Emphasis">Các Biến và Hằng Số:</text:span></text:h>
      <text:list xml:id="list4147501992" text:style-name="L9">
        <text:list-item>
          <text:p text:style-name="P21"><text:span text:style-name="Source_20_Text">A</text:span>, <text:span text:style-name="Source_20_Text">B</text:span>, <text:span text:style-name="Source_20_Text">C</text:span>: Các góc xoay trong không gian 3D (pitch, yaw, roll), dùng để quay các đối tượng trong không gian 3D.</text:p>
        </text:list-item>
        <text:list-item>
          <text:p text:style-name="P21"><text:span text:style-name="Source_20_Text">cubeWidth</text:span>: Kích thước của các khối lập phương.</text:p>
        </text:list-item>
        <text:list-item>
          <text:p text:style-name="P21"><text:span text:style-name="Source_20_Text">width</text:span>, <text:span text:style-name="Source_20_Text">height</text:span>: Kích thước của màn hình ASCII (số cột và số hàng).</text:p>
        </text:list-item>
        <text:list-item>
          <text:p text:style-name="P21"><text:span text:style-name="Source_20_Text">zBuffer</text:span>: Bộ đệm chiều sâu, dùng để đảm bảo các điểm gần với máy ảnh không bị ghi đè bởi các điểm xa hơn.</text:p>
        </text:list-item>
        <text:list-item>
          <text:p text:style-name="P21"><text:span text:style-name="Source_20_Text">buffer</text:span>: Mảng lưu trữ các ký tự ASCII sẽ được hiển thị trên màn hình.</text:p>
        </text:list-item>
        <text:list-item>
          <text:p text:style-name="P21"><text:span text:style-name="Source_20_Text">backgroundASCIICode</text:span>: Mã ASCII của ký tự nền.</text:p>
        </text:list-item>
        <text:list-item>
          <text:p text:style-name="P21"><text:span text:style-name="Source_20_Text">distanceFromCam</text:span>: Khoảng cách từ máy ảnh đến các đối tượng 3D.</text:p>
        </text:list-item>
        <text:list-item>
          <text:p text:style-name="P21"><text:span text:style-name="Source_20_Text">horizontalOffset</text:span>: Sự dịch chuyển theo chiều ngang của các khối lập phương.</text:p>
        </text:list-item>
        <text:list-item>
          <text:p text:style-name="P21"><text:span text:style-name="Source_20_Text">K1</text:span>: Hệ số tỉ lệ dùng trong phép chiếu.</text:p>
        </text:list-item>
        <text:list-item>
          <text:p text:style-name="P10"><text:span text:style-name="Source_20_Text">incrementSpeed</text:span>: Tốc độ gia tăng bước nhảy khi duyệt các điểm của các khối lập phương.</text:p>
        </text:list-item>
      </text:list>
      <text:h text:style-name="Heading_20_3" text:outline-level="3">2. <text:span text:style-name="Strong_20_Emphasis">Các Hàm Tính Toán Chiếu 3D sang 2D:</text:span></text:h>
      <text:p text:style-name="Text_20_body">Các hàm <text:span text:style-name="Source_20_Text">calculateX</text:span>, <text:span text:style-name="Source_20_Text">calculateY</text:span>, <text:span text:style-name="Source_20_Text">calculateZ</text:span> tính toán các tọa độ 3D của một điểm <text:span text:style-name="Source_20_Text">(i, j, k)</text:span> dựa trên các góc quay <text:span text:style-name="Source_20_Text">A</text:span>, <text:span text:style-name="Source_20_Text">B</text:span>, và <text:span text:style-name="Source_20_Text">C</text:span>. Sau đó, chúng chuyển đổi các tọa độ này sang hệ tọa độ 2D để có thể vẽ trên màn hình.</text:p>
      <text:h text:style-name="Heading_20_3" text:outline-level="3">3. <text:span text:style-name="Strong_20_Emphasis">Hàm </text:span><text:span text:style-name="Strong_20_Emphasis"><text:span text:style-name="Source_20_Text">calculateForSurface</text:span></text:span><text:span text:style-name="Strong_20_Emphasis">:</text:span></text:h>
      <text:p text:style-name="Text_20_body">Hàm này tính toán tọa độ 3D của các mặt của khối lập phương theo các góc quay, sau đó thực hiện phép chiếu để chuyển đổi các điểm 3D thành các điểm 2D. Nó sử dụng giá trị chiều sâu (<text:span text:style-name="Source_20_Text">ooz</text:span>) để thực hiện loại bỏ các bề mặt bị che khuất (sử dụng bộ đệm z-buffer). Khi một điểm 2D được tính toán, ký tự ASCII tương ứng sẽ được lưu vào mảng <text:span text:style-name="Source_20_Text">buffer</text:span> để hiển thị trên màn hình.</text:p>
      <text:h text:style-name="Heading_20_3" text:outline-level="3">4. <text:span text:style-name="Strong_20_Emphasis">Vòng Lặp Chính (Main Loop):</text:span></text:h>
      <text:list xml:id="list3597559820" text:style-name="L10">
        <text:list-item>
          <text:p text:style-name="P22">Vòng lặp chính sẽ chạy vô hạn và thực hiện các bước sau mỗi lần lặp:</text:p>
          <text:list>
            <text:list-item>
              <text:p text:style-name="P22">Làm mới lại mảng <text:span text:style-name="Source_20_Text">buffer</text:span> và <text:span text:style-name="Source_20_Text">zBuffer</text:span> cho mỗi khung hình mới.</text:p>
            </text:list-item>
            <text:list-item>
              <text:p text:style-name="P22">Với mỗi khối lập phương (có kích thước thay đổi), các mặt của khối lập phương sẽ được vẽ ra lần lượt bằng cách sử dụng hàm <text:span text:style-name="Source_20_Text">calculateForSurface</text:span>.</text:p>
            </text:list-item>
            <text:list-item>
              <text:p text:style-name="P22">Các khối lập phương được vẽ với các ký tự ASCII khác nhau (ví dụ: <text:span text:style-name="Source_20_Text">@</text:span>, <text:span text:style-name="Source_20_Text">$</text:span>, <text:span text:style-name="Source_20_Text">~</text:span>, <text:span text:style-name="Source_20_Text">#</text:span>, <text:span text:style-name="Source_20_Text">;</text:span>, <text:span text:style-name="Source_20_Text">+</text:span>) để tạo hiệu ứng chuyển động hấp dẫn.</text:p>
            </text:list-item>
            <text:list-item>
              <text:p text:style-name="P22">Các góc quay <text:span text:style-name="Source_20_Text">A</text:span>, <text:span text:style-name="Source_20_Text">B</text:span>, <text:span text:style-name="Source_20_Text">C</text:span> sẽ được cập nhật liên tục để tạo hiệu ứng quay cho các khối lập phương.</text:p>
            </text:list-item>
            <text:list-item>
              <text:p text:style-name="P11">Màn hình sẽ được làm mới sau mỗi khung hình với tốc độ điều khiển bởi lệnh <text:span text:style-name="Source_20_Text">usleep(8000 * 2)</text:span>.</text:p>
            </text:list-item>
          </text:list>
        </text:list-item>
      </text:list>
      <text:h text:style-name="Heading_20_3" text:outline-level="3"><text:soft-page-break/>5. <text:span text:style-name="Strong_20_Emphasis">Hiển Thị:</text:span></text:h>
      <text:p text:style-name="Text_20_body">Sau khi tính toán và vẽ các khối lập phương trong không gian 2D, chương trình in ra màn hình console dưới dạng lưới các ký tự ASCII, mỗi ký tự đại diện cho một điểm trong không gian 3D đã được chiếu ra 2D.</text:p>
      <text:h text:style-name="Heading_20_3" text:outline-level="3">6. <text:span text:style-name="Strong_20_Emphasis">Cải Tiến và Tối Ưu:</text:span></text:h>
      <text:list xml:id="list1079489332" text:style-name="L11">
        <text:list-item>
          <text:p text:style-name="P23"><text:span text:style-name="Strong_20_Emphasis">Tối ưu hiệu suất</text:span>: Việc tối ưu hóa vòng lặp và cách thức vẽ các mặt của khối lập phương có thể giúp chương trình chạy nhanh hơn.</text:p>
        </text:list-item>
        <text:list-item>
          <text:p text:style-name="P23"><text:span text:style-name="Strong_20_Emphasis">Thay đổi kích thước khối lập phương</text:span>: Bạn có thể thay đổi kích thước và vị trí các khối lập phương động dựa trên đầu vào của người dùng hoặc theo thời gian.</text:p>
        </text:list-item>
        <text:list-item>
          <text:p text:style-name="P12"><text:span text:style-name="Strong_20_Emphasis">Sử dụng màu sắc</text:span>: Nếu terminal của bạn hỗ trợ màu sắc, bạn có thể sử dụng các màu khác nhau cho mỗi khối lập phương để làm cho hiệu ứng thêm phần nổi bật.</text:p>
        </text:list-item>
      </text:list>
      <text:h text:style-name="Heading_20_3" text:outline-level="3">7. <text:span text:style-name="Strong_20_Emphasis">Kết Quả Màn Hình:</text:span></text:h>
      <text:p text:style-name="Text_20_body">Chương trình sẽ hiển thị một hoạt ảnh với các khối lập phương xoay vòng 3D trên màn hình console, tạo ra hiệu ứng như thể khối lập phương đang quay trong không gian 3D. Các khối lập phương được vẽ bằng các ký tự ASCII khác nhau và được chiếu lên một màn hình 2D với hiệu ứng chiều sâu (bằng cách sử dụng z-buffer).</text:p>
      <text:h text:style-name="Heading_20_3" text:outline-level="3">Tóm Tắt:</text:h>
      <text:p text:style-name="Text_20_body">Chương trình này sử dụng kỹ thuật chiếu 3D vào 2D để mô phỏng các khối lập phương quay trong không gian 3D và hiển thị chúng dưới dạng ASCII trên màn hình console. Việc sử dụng z-buffer giúp loại bỏ các mặt bị che khuất, tạo ra hiệu ứng chiều sâu thực tế.</text:p>
      <text:p text:style-name="Standard"/>
      <text:h text:style-name="P1" text:outline-level="3">1. <text:span text:style-name="Source_20_Text">ooz = 1 / z;</text:span></text:h>
      <text:list xml:id="list2285495779" text:style-name="L1">
        <text:list-item>
          <text:p text:style-name="P13"><text:span text:style-name="Strong_20_Emphasis"><text:span text:style-name="Source_20_Text">z</text:span></text:span> là tọa độ 3D theo chiều sâu của điểm mà bạn muốn vẽ, nó được tính trong không gian 3D. Vì các phép chiếu trong đồ họa 3D đều dựa trên tỷ lệ nghịch của <text:span text:style-name="Source_20_Text">z</text:span> (vị trí theo chiều sâu), ta phải tính giá trị nghịch đảo của <text:span text:style-name="Source_20_Text">z</text:span>, gọi là <text:span text:style-name="Source_20_Text">ooz</text:span>.</text:p>
        </text:list-item>
        <text:list-item>
          <text:p text:style-name="P2"><text:span text:style-name="Strong_20_Emphasis"><text:span text:style-name="Source_20_Text">ooz = 1 / z;</text:span></text:span>: Khi ta chiếu một điểm từ không gian 3D lên không gian 2D, khoảng cách giữa camera và điểm trong không gian 3D sẽ ảnh hưởng đến cách ta hiển thị điểm đó trên màn hình. Tỷ lệ nghịch của <text:span text:style-name="Source_20_Text">z</text:span> (hay <text:span text:style-name="Source_20_Text">ooz</text:span>) giúp tính toán sự phóng đại cho điểm này dựa trên độ sâu của nó. Nếu <text:span text:style-name="Source_20_Text">z</text:span> lớn (điểm xa camera), <text:span text:style-name="Source_20_Text">ooz</text:span> nhỏ; nếu <text:span text:style-name="Source_20_Text">z</text:span> nhỏ (điểm gần camera), <text:span text:style-name="Source_20_Text">ooz</text:span> lớn.</text:p>
        </text:list-item>
      </text:list>
      <text:h text:style-name="Heading_20_3" text:outline-level="3">2. <text:span text:style-name="Source_20_Text">xp = (int)(width / 2 + horizontalOffset + K1 * ooz * x * 2);</text:span></text:h>
      <text:list xml:id="list1645100141" text:style-name="L2">
        <text:list-item>
          <text:p text:style-name="P14"><text:span text:style-name="Strong_20_Emphasis"><text:span text:style-name="Source_20_Text">xp</text:span></text:span> là tọa độ X của điểm trong không gian 2D (trên màn hình), sau khi đã được chiếu từ không gian 3D.</text:p>
        </text:list-item>
        <text:list-item>
          <text:p text:style-name="P14"><text:span text:style-name="Strong_20_Emphasis">Giải thích các thành phần</text:span>:</text:p>
          <text:list>
            <text:list-item>
              <text:p text:style-name="P14"><text:span text:style-name="Source_20_Text">width / 2</text:span>: Dịch chuyển về giữa màn hình, vì màn hình của bạn có chiều rộng <text:span text:style-name="Source_20_Text">width</text:span>, và tọa độ gốc của không gian 2D thường ở giữa màn hình.</text:p>
            </text:list-item>
            <text:list-item>
              <text:p text:style-name="P14"><text:span text:style-name="Source_20_Text">horizontalOffset</text:span>: Là giá trị dịch chuyển theo chiều ngang mà bạn muốn áp dụng, giúp điều chỉnh vị trí các đối tượng (trong trường hợp này là các khối lập phương) trên màn hình.</text:p>
            </text:list-item>
            <text:list-item>
              <text:p text:style-name="P14"><text:span text:style-name="Source_20_Text">K1 * ooz * x * 2</text:span>: <text:span text:style-name="Source_20_Text">K1</text:span> là một hệ số phóng đại để giúp tăng kích thước của đối tượng khi chiếu từ 3D xuống 2D. <text:span text:style-name="Source_20_Text">ooz</text:span> là tỷ lệ nghịch của độ sâu (giúp mô phỏng sự thay đổi kích thước của đối tượng khi xa hay gần camera), còn <text:span text:style-name="Source_20_Text">x</text:span> là tọa độ theo trục X trong không gian 3D.</text:p>
            </text:list-item>
          </text:list>
          <text:p text:style-name="P3">Cuối cùng, <text:span text:style-name="Strong_20_Emphasis"><text:span text:style-name="Source_20_Text">xp</text:span></text:span> được tính bằng cách cộng lại các thành phần trên, đưa nó về vị trí hợp lý trên màn hình 2D.</text:p>
        </text:list-item>
      </text:list>
      <text:h text:style-name="Heading_20_3" text:outline-level="3">3. <text:span text:style-name="Source_20_Text">yp = (int)(height / 2 + K1 * ooz * y);</text:span></text:h>
      <text:list xml:id="list3093990719" text:style-name="L3">
        <text:list-item>
          <text:p text:style-name="P4"><text:span text:style-name="Strong_20_Emphasis"><text:span text:style-name="Source_20_Text">yp</text:span></text:span> là tọa độ Y của điểm trên màn hình, tương tự như cách tính <text:span text:style-name="Source_20_Text">xp</text:span> nhưng theo chiều dọc.</text:p>
        </text:list-item>
        <text:list-item>
          <text:p text:style-name="P4">Các thành phần:</text:p>
          <text:list>
            <text:list-item>
              <text:p text:style-name="P15"><text:span text:style-name="Source_20_Text">height / 2</text:span>: Dịch chuyển về giữa màn hình theo chiều dọc, vì tọa độ gốc thường nằm ở phía trên bên trái của màn hình 2D.</text:p>
            </text:list-item>
            <text:list-item>
              <text:p text:style-name="P4"><text:span text:style-name="Source_20_Text">K1 * ooz * y</text:span>: Tương tự như phần tính toán <text:span text:style-name="Source_20_Text">xp</text:span>, nhưng với trục Y thay vì X. <text:span text:style-name="Source_20_Text">K1</text:span> là hệ số phóng đại, <text:span text:style-name="Source_20_Text">ooz</text:span> là tỷ lệ nghịch của độ sâu, và <text:span text:style-name="Source_20_Text">y</text:span> là tọa độ theo trục Y trong không gian 3D.</text:p>
            </text:list-item>
          </text:list>
          <text:p text:style-name="P4">Việc tính toán này sẽ giúp xác định tọa độ chính xác của điểm trong không gian 2D sau khi đã chiếu.</text:p>
        </text:list-item>
      </text:list>
      <text:h text:style-name="Heading_20_3" text:outline-level="3">4. <text:span text:style-name="Source_20_Text">idx = xp + yp * width;</text:span></text:h>
      <text:list xml:id="list2251951685" text:style-name="L4">
        <text:list-item>
          <text:p text:style-name="P16"><text:span text:style-name="Strong_20_Emphasis"><text:span text:style-name="Source_20_Text">idx</text:span></text:span> là chỉ số của điểm trong mảng <text:span text:style-name="Source_20_Text">buffer</text:span> (mảng chứa các ký tự mà bạn sẽ hiển thị trên màn hình).</text:p>
        </text:list-item>
        <text:list-item>
          <text:p text:style-name="P16"><text:soft-page-break/><text:span text:style-name="Strong_20_Emphasis">Giải thích</text:span>:</text:p>
          <text:list>
            <text:list-item>
              <text:p text:style-name="P16"><text:span text:style-name="Source_20_Text">xp</text:span> là tọa độ X trên màn hình.</text:p>
            </text:list-item>
            <text:list-item>
              <text:p text:style-name="P16"><text:span text:style-name="Source_20_Text">yp * width</text:span> là độ lệch của chỉ số trong mảng <text:span text:style-name="Source_20_Text">buffer</text:span> tính theo chiều dọc (theo hàng). Nếu <text:span text:style-name="Source_20_Text">yp = 0</text:span> (dòng đầu tiên), thì chỉ số sẽ là <text:span text:style-name="Source_20_Text">xp</text:span>. Nếu <text:span text:style-name="Source_20_Text">yp = 1</text:span> (dòng thứ hai), chỉ số sẽ là <text:span text:style-name="Source_20_Text">xp + width</text:span>, và cứ thế.</text:p>
            </text:list-item>
            <text:list-item>
              <text:p text:style-name="P5"><text:span text:style-name="Strong_20_Emphasis"><text:span text:style-name="Source_20_Text">idx = xp + yp * width;</text:span></text:span> giúp xác định đúng vị trí của điểm trong mảng 2D (mảng 1D) <text:span text:style-name="Source_20_Text">buffer</text:span> của bạn.</text:p>
            </text:list-item>
          </text:list>
        </text:list-item>
      </text:list>
      <text:h text:style-name="Heading_20_3" text:outline-level="3">5. <text:span text:style-name="Source_20_Text">if (idx &gt;= 0 &amp;&amp; idx &lt; width * height) {</text:span></text:h>
      <text:list xml:id="list1720015059" text:style-name="L5">
        <text:list-item>
          <text:p text:style-name="P17"><text:span text:style-name="Strong_20_Emphasis"><text:span text:style-name="Source_20_Text">if (idx &gt;= 0 &amp;&amp; idx &lt; width * height)</text:span></text:span>: Điều kiện này đảm bảo rằng tọa độ <text:span text:style-name="Source_20_Text">xp</text:span> và <text:span text:style-name="Source_20_Text">yp</text:span> tính toán được không vượt quá kích thước của màn hình.</text:p>
          <text:list>
            <text:list-item>
              <text:p text:style-name="P17">Nếu <text:span text:style-name="Source_20_Text">xp</text:span> và <text:span text:style-name="Source_20_Text">yp</text:span> tính toán được vượt quá kích thước màn hình, <text:span text:style-name="Source_20_Text">idx</text:span> sẽ ra ngoài phạm vi hợp lệ của mảng <text:span text:style-name="Source_20_Text">buffer</text:span> (kích thước mảng là <text:span text:style-name="Source_20_Text">width * height</text:span>).</text:p>
            </text:list-item>
            <text:list-item>
              <text:p text:style-name="P6">Nếu không có điều kiện này, việc truy cập vào các chỉ số ngoài phạm vi mảng sẽ gây lỗi.</text:p>
            </text:list-item>
          </text:list>
        </text:list-item>
      </text:list>
      <text:h text:style-name="Heading_20_3" text:outline-level="3">6. <text:span text:style-name="Source_20_Text">if (ooz &gt; zBuffer[idx]) {</text:span></text:h>
      <text:list xml:id="list455611874" text:style-name="L6">
        <text:list-item>
          <text:p text:style-name="P18"><text:span text:style-name="Strong_20_Emphasis"><text:span text:style-name="Source_20_Text">ooz &gt; zBuffer[idx]</text:span></text:span>: Kiểm tra xem điểm hiện tại có nằm gần camera hơn điểm đã vẽ trước đó hay không.</text:p>
          <text:list>
            <text:list-item>
              <text:p text:style-name="P18"><text:span text:style-name="Strong_20_Emphasis"><text:span text:style-name="Source_20_Text">zBuffer[idx]</text:span></text:span> lưu giá trị <text:span text:style-name="Source_20_Text">ooz</text:span> của điểm đã vẽ trước đó tại vị trí <text:span text:style-name="Source_20_Text">(xp, yp)</text:span>. Nếu <text:span text:style-name="Source_20_Text">ooz</text:span> hiện tại lớn hơn <text:span text:style-name="Source_20_Text">zBuffer[idx]</text:span>, có nghĩa là điểm này gần camera hơn và ta cần vẽ lại điểm này.</text:p>
            </text:list-item>
            <text:list-item>
              <text:p text:style-name="P7">Nếu <text:span text:style-name="Source_20_Text">ooz</text:span> hiện tại nhỏ hơn <text:span text:style-name="Source_20_Text">zBuffer[idx]</text:span>, có nghĩa là điểm này nằm xa camera hơn và sẽ không được vẽ lại.</text:p>
            </text:list-item>
          </text:list>
        </text:list-item>
      </text:list>
      <text:h text:style-name="Heading_20_3" text:outline-level="3">7. <text:span text:style-name="Source_20_Text">zBuffer[idx] = ooz; buffer[idx] = ch;</text:span></text:h>
      <text:list xml:id="list3651663796" text:style-name="L7">
        <text:list-item>
          <text:p text:style-name="P19"><text:span text:style-name="Strong_20_Emphasis"><text:span text:style-name="Source_20_Text">zBuffer[idx] = ooz;</text:span></text:span>: Cập nhật giá trị <text:span text:style-name="Source_20_Text">zBuffer</text:span> tại vị trí <text:span text:style-name="Source_20_Text">(xp, yp)</text:span> với giá trị <text:span text:style-name="Source_20_Text">ooz</text:span> của điểm hiện tại. Điều này giúp theo dõi độ sâu của điểm đã vẽ tại vị trí này.</text:p>
        </text:list-item>
        <text:list-item>
          <text:p text:style-name="P8"><text:span text:style-name="Strong_20_Emphasis"><text:span text:style-name="Source_20_Text">buffer[idx] = ch;</text:span></text:span>: Lưu ký tự <text:span text:style-name="Source_20_Text">ch</text:span> (thường là ký tự đại diện cho đối tượng, ví dụ <text:span text:style-name="Source_20_Text">@</text:span>) vào mảng <text:span text:style-name="Source_20_Text">buffer</text:span> tại vị trí <text:span text:style-name="Source_20_Text">(xp, yp)</text:span>. Khi màn hình được vẽ lại, ký tự này sẽ được in tại vị trí <text:span text:style-name="Source_20_Text">(xp, yp)</text:span>.</text:p>
        </text:list-item>
      </text:list>
      <text:h text:style-name="Heading_20_3" text:outline-level="3">Tổng kết</text:h>
      <text:list xml:id="list1967236238" text:style-name="L8">
        <text:list-item>
          <text:p text:style-name="P20">Đoạn mã trên thực hiện việc chiếu các điểm 3D từ không gian 3D lên không gian 2D (màn hình).</text:p>
        </text:list-item>
        <text:list-item>
          <text:p text:style-name="P20"><text:span text:style-name="Strong_20_Emphasis"><text:span text:style-name="Source_20_Text">ooz</text:span></text:span> là tỷ lệ nghịch của độ sâu <text:span text:style-name="Source_20_Text">z</text:span>, giúp tính toán độ phóng đại của các điểm gần camera.</text:p>
        </text:list-item>
        <text:list-item>
          <text:p text:style-name="P20">Các tọa độ <text:span text:style-name="Source_20_Text">xp</text:span> và <text:span text:style-name="Source_20_Text">yp</text:span> được tính toán từ các tọa độ 3D <text:span text:style-name="Source_20_Text">x</text:span>, <text:span text:style-name="Source_20_Text">y</text:span>, <text:span text:style-name="Source_20_Text">z</text:span> và chiếu lên không gian 2D.</text:p>
        </text:list-item>
        <text:list-item>
          <text:p text:style-name="P9">Dùng <text:span text:style-name="Strong_20_Emphasis"><text:span text:style-name="Source_20_Text">zBuffer</text:span></text:span> để kiểm tra độ sâu của các điểm, tránh vẽ lại những điểm đã bị che khuất bởi các điểm phía trước (vẽ theo nguyên lý "z-buffer").</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11T18:14:45.831659735</meta:creation-date>
    <dc:date>2025-01-11T18:16:04.547292115</dc:date>
    <meta:editing-duration>PT1M19S</meta:editing-duration>
    <meta:editing-cycles>1</meta:editing-cycles>
    <meta:document-statistic meta:table-count="0" meta:image-count="0" meta:object-count="0" meta:page-count="4" meta:paragraph-count="71" meta:word-count="1683" meta:character-count="7346" meta:non-whitespace-character-count="5781"/>
    <meta:generator>LibreOffice/6.4.7.2$Linux_X86_64 LibreOffice_project/40$Build-2</meta:generator>
  </office:meta>
</office:document-meta>
</file>